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top" draw:auto-grow-height="false"/>
    </style:style>
    <style:style style:name="gr1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9cm" svg:height="15.621cm" svg:x="2.016cm" svg:y="10.779cm">
          <text:p text:style-name="P1">NeoGeo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6.223cm" svg:height="5.715cm" svg:x="11.287cm" svg:y="14.589cm">
          <text:p text:style-name="P1"><text:span text:style-name="T1">LSPC - lspc_a2.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334cm" svg:height="2.032cm" svg:x="7.858cm" svg:y="5.445cm">
          <text:p text:style-name="P1">NeoGeo model</text:p>
          <text:p text:style-name="P1"><text:span text:style-name="T1">(synthesizabl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334cm" svg:height="1.905cm" svg:x="4.81cm" svg:y="2.143cm">
          <text:p text:style-name="P1">Cartridge model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223cm" svg:height="1.905cm" svg:x="10.906cm" svg:y="2.143cm">
          <text:p text:style-name="P1">Memory card model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937cm" svg:height="1.524cm" svg:x="6.207cm" svg:y="8.747cm">
          <text:p text:style-name="P1">Video dump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937cm" svg:height="1.524cm" svg:x="10.906cm" svg:y="8.747cm">
          <text:p text:style-name="P1">Audio dump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572cm" svg:height="1.524cm" svg:x="2.27cm" svg:y="5.699cm">
          <text:p text:style-name="P1">Scripted inputs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10.525cm" svg:y1="7.477cm" svg:x2="8.175cm" svg:y2="8.747cm" draw:start-shape="id1" draw:start-glue-point="2" draw:end-shape="id2" draw:end-glue-point="0" svg:d="m10525 7477v501l-2350 268v501">
          <text:p/>
        </draw:connector>
        <draw:connector draw:style-name="gr6" draw:text-style-name="P1" draw:layer="layout" draw:type="lines" svg:x1="10.525cm" svg:y1="7.477cm" svg:x2="12.874cm" svg:y2="8.747cm" draw:start-shape="id1" draw:start-glue-point="2" draw:end-shape="id3" draw:end-glue-point="0" svg:d="m10525 7477v501l2349 268v501">
          <text:p/>
        </draw:connector>
        <draw:connector draw:style-name="gr6" draw:text-style-name="P1" draw:layer="layout" draw:type="lines" svg:x1="6.842cm" svg:y1="6.461cm" svg:x2="7.858cm" svg:y2="6.461cm" draw:start-shape="id4" draw:start-glue-point="1" draw:end-shape="id1" draw:end-glue-point="3" svg:d="m6842 6461h501 14 501">
          <text:p/>
        </draw:connector>
        <draw:connector draw:style-name="gr7" draw:text-style-name="P1" draw:layer="layout" draw:type="lines" svg:x1="10.525cm" svg:y1="5.445cm" svg:x2="14.017cm" svg:y2="4.048cm" draw:start-shape="id1" draw:start-glue-point="0" draw:end-shape="id5" draw:end-glue-point="2" svg:d="m10525 5445v-501l3492-396v-500">
          <text:p/>
        </draw:connector>
        <draw:connector draw:style-name="gr7" draw:text-style-name="P1" draw:layer="layout" draw:type="lines" svg:x1="10.525cm" svg:y1="5.445cm" svg:x2="7.477cm" svg:y2="4.048cm" draw:start-shape="id1" draw:start-glue-point="0" draw:end-shape="id6" draw:end-glue-point="2" svg:d="m10525 5445v-501l-3048-396v-500">
          <text:p/>
        </draw:connector>
        <draw:custom-shape draw:style-name="gr5" draw:text-style-name="P1" xml:id="id7" draw:id="id7" draw:layer="layout" svg:width="4.572cm" svg:height="1.524cm" svg:x="14.208cm" svg:y="5.699cm">
          <text:p text:style-name="P1">Cab I/O dump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13.192cm" svg:y1="6.461cm" svg:x2="14.208cm" svg:y2="6.461cm" draw:start-shape="id1" draw:start-glue-point="1" draw:end-shape="id7" draw:end-glue-point="3" svg:d="m13192 6461h501 14 501">
          <text:p/>
        </draw:connector>
        <draw:g xml:id="id12" draw:id="id12">
          <draw:custom-shape draw:style-name="gr8" draw:text-style-name="P1" draw:layer="layout" svg:width="4.318cm" svg:height="2.032cm" svg:x="18.399cm" svg:y="19.288cm">
            <text:p text:style-name="P1"><text:span text:style-name="T1">Palette RAM - palram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032cm" svg:height="1.143cm" svg:x="18.526cm" svg:y="19.923cm">
            <text:p text:style-name="P1"><text:span text:style-name="T1">MSB</text:span></text:p>
            <text:p text:style-name="P1"><text:span text:style-name="T1">palram_u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032cm" svg:height="1.143cm" svg:x="20.558cm" svg:y="19.923cm">
            <text:p text:style-name="P1"><text:span text:style-name="T1">LSB</text:span></text:p>
            <text:p text:style-name="P1"><text:span text:style-name="T1">palram_l.v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2.921cm" svg:height="1.143cm" svg:x="14.462cm" svg:y="15.224cm">
          <text:p text:style-name="P1"><text:span text:style-name="T1">IRQ generator</text:span></text:p>
          <text:p text:style-name="P1"><text:span text:style-name="T1">irq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1.143cm" svg:x="14.462cm" svg:y="16.494cm">
          <text:p text:style-name="P1"><text:span text:style-name="T1">Sync generator</text:span></text:p>
          <text:p text:style-name="P1"><text:span text:style-name="T1">videosync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921cm" svg:height="1.143cm" svg:x="11.414cm" svg:y="15.224cm">
          <text:p text:style-name="P1"><text:span text:style-name="T1">Slow cycle</text:span></text:p>
          <text:p text:style-name="P1"><text:span text:style-name="T1">slow_cycle.v</text:span></text:p>
          <draw:enhanced-geometry svg:viewBox="0 0 21600 21600" draw:type="rectangle" draw:enhanced-path="M 0 0 L 21600 0 21600 21600 0 21600 0 0 Z N"/>
        </draw:custom-shape>
        <draw:g xml:id="id10" draw:id="id10">
          <draw:custom-shape draw:style-name="gr8" draw:text-style-name="P1" draw:layer="layout" svg:width="5.08cm" svg:height="2.032cm" svg:x="5.191cm" svg:y="16.113cm">
            <text:p text:style-name="P1"><text:span text:style-name="T1">Slow VRAM - vram_slow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413cm" svg:height="1.143cm" svg:x="5.318cm" svg:y="16.748cm">
            <text:p text:style-name="P1"><text:span text:style-name="T1">MSB</text:span></text:p>
            <text:p text:style-name="P1"><text:span text:style-name="T1">vram_slow_u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413cm" svg:height="1.143cm" svg:x="7.731cm" svg:y="16.748cm">
            <text:p text:style-name="P1"><text:span text:style-name="T1">LSB</text:span></text:p>
            <text:p text:style-name="P1"><text:span text:style-name="T1">vram_slow_l.v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xml:id="id9" draw:id="id9" draw:layer="layout" svg:width="2.921cm" svg:height="1.143cm" svg:x="11.414cm" svg:y="19.034cm">
          <text:p text:style-name="P1"><text:span text:style-name="T1">Fast cycle</text:span></text:p>
          <text:p text:style-name="P1"><text:span text:style-name="T1">fast_cycle.v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8" draw:text-style-name="P1" draw:layer="layout" svg:width="5.08cm" svg:height="2.032cm" svg:x="5.191cm" svg:y="18.272cm">
            <text:p text:style-name="P1"><text:span text:style-name="T1">Fast VRAM - vram_fast.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2.413cm" svg:height="1.143cm" svg:x="5.318cm" svg:y="18.907cm">
            <text:p text:style-name="P1"><text:span text:style-name="T1">MSB</text:span></text:p>
            <text:p text:style-name="P1"><text:span text:style-name="T1">vram_fast_u.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2.413cm" svg:height="1.143cm" svg:x="7.731cm" svg:y="18.907cm">
            <text:p text:style-name="P1"><text:span text:style-name="T1">LSB</text:span></text:p>
            <text:p text:style-name="P1"><text:span text:style-name="T1">vram_fast_l.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draw:layer="layout" svg:width="2.921cm" svg:height="1.143cm" svg:x="14.462cm" svg:y="17.764cm">
          <text:p text:style-name="P1"><text:span text:style-name="T1">P bus sequencer</text:span></text:p>
          <text:p text:style-name="P1"><text:span text:style-name="T1">p_cycle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1.143cm" svg:x="11.414cm" svg:y="16.494cm">
          <text:p text:style-name="P1"><text:span text:style-name="T1">Auto-animation</text:span></text:p>
          <text:p text:style-name="P1"><text:span text:style-name="T1">autoanim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1.143cm" svg:x="14.462cm" svg:y="19.034cm">
          <text:p text:style-name="P1"><text:span text:style-name="T1">Horizontal shrink</text:span></text:p>
          <text:p text:style-name="P1"><text:span text:style-name="T1">hshrink.v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10.271cm" svg:y1="19.288cm" svg:x2="11.414cm" svg:y2="19.605cm" draw:start-shape="id8" draw:start-glue-point="1" draw:end-shape="id9" draw:end-glue-point="3" svg:d="m10271 19288h501l140 317h502">
          <text:p/>
        </draw:connector>
        <draw:connector draw:style-name="gr10" draw:text-style-name="P1" draw:layer="layout" draw:type="lines" svg:x1="10.271cm" svg:y1="17.129cm" svg:x2="11.414cm" svg:y2="15.795cm" draw:start-shape="id10" draw:start-glue-point="1" draw:end-shape="id11" draw:end-glue-point="3" svg:d="m10271 17129h501l140-1334h502">
          <text:p/>
        </draw:connector>
        <draw:custom-shape draw:style-name="gr2" draw:text-style-name="P1" draw:layer="layout" svg:width="3.429cm" svg:height="1.524cm" svg:x="13.192cm" svg:y="24.368cm">
          <text:p text:style-name="P1"><text:span text:style-name="T1">M68000 - cpu_68k.v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75cm" svg:height="0.692cm" svg:x="13.319cm" svg:y="25.061cm">
          <text:p text:style-name="P1"><text:span text:style-name="T1">Ao68000 core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6.604cm" svg:height="2.032cm" svg:x="4.556cm" svg:y="11.668cm">
            <text:p text:style-name="P1"><text:span text:style-name="T1">NEO-C1 chip - neo_c1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429cm" svg:height="1.143cm" svg:x="4.683cm" svg:y="12.303cm">
            <text:p text:style-name="P1"><text:span text:style-name="T1">Wait state generator</text:span></text:p>
            <text:p text:style-name="P1"><text:span text:style-name="T1">c1_wait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1.143cm" svg:x="8.112cm" svg:y="12.303cm">
            <text:p text:style-name="P1"><text:span text:style-name="T1">Internal registers</text:span></text:p>
            <text:p text:style-name="P1"><text:span text:style-name="T1">c1_regs.v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5.334cm" svg:height="2.032cm" svg:x="4.556cm" svg:y="13.827cm">
            <text:p text:style-name="P1"><text:span text:style-name="T1">NEO-D0 chip - neo_d0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472cm" svg:height="1.143cm" svg:x="4.686cm" svg:y="14.462cm">
            <text:p text:style-name="P1"><text:span text:style-name="T1">Clock divider</text:span></text:p>
            <text:p text:style-name="P1"><text:span text:style-name="T1">clocks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602cm" svg:height="1.143cm" svg:x="7.158cm" svg:y="14.462cm">
            <text:p text:style-name="P1"><text:span text:style-name="T1">Z80 controler</text:span></text:p>
            <text:p text:style-name="P1"><text:span text:style-name="T1">Z80ctrl.v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4.953cm" svg:height="2.032cm" svg:x="11.922cm" svg:y="11.668cm">
          <text:p text:style-name="P1"><text:span text:style-name="T1">NEO-ZMC2 chip - neo_zmc2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12.049cm" svg:y="12.303cm">
          <text:p text:style-name="P1"><text:span text:style-name="T1">Graphics part</text:span></text:p>
          <text:p text:style-name="P1"><text:span text:style-name="T1">zmc2_dot.v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159cm" svg:height="1.143cm" svg:x="14.589cm" svg:y="12.303cm">
          <text:p text:style-name="P1"><text:span text:style-name="T1">Z80 mapper</text:span></text:p>
          <text:p text:style-name="P1"><text:span text:style-name="T1">zmc.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4.318cm" svg:x="17.764cm" svg:y="14.335cm">
          <text:p text:style-name="P1"><text:span text:style-name="T1">NEO-B1 chip - neo_b1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67cm" svg:height="1.143cm" svg:x="19.288cm" svg:y="14.97cm">
          <text:p text:style-name="P1"><text:span text:style-name="T1">CPU watchdog</text:span></text:p>
          <text:p text:style-name="P1"><text:span text:style-name="T1">watchdog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17.891cm" svg:y="16.24cm">
          <text:p text:style-name="P1"><text:span text:style-name="T1">Line buffer A1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17.891cm" svg:y="17.383cm">
          <text:p text:style-name="P1"><text:span text:style-name="T1">Line buffer A2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20.685cm" svg:y="16.24cm">
          <text:p text:style-name="P1"><text:span text:style-name="T1">Line buffer B1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20.685cm" svg:y="17.383cm">
          <text:p text:style-name="P1"><text:span text:style-name="T1">Line buffer B2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826cm" svg:height="2.032cm" svg:x="7.604cm" svg:y="24.114cm">
          <text:p text:style-name="P1"><text:span text:style-name="T1">68k work RAM - m68kram.v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1.143cm" svg:x="7.731cm" svg:y="24.749cm">
          <text:p text:style-name="P1"><text:span text:style-name="T1">MSB</text:span></text:p>
          <text:p text:style-name="P1"><text:span text:style-name="T1">m68kram_u.v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1.143cm" svg:x="10.017cm" svg:y="24.749cm">
          <text:p text:style-name="P1"><text:span text:style-name="T1">LSB</text:span></text:p>
          <text:p text:style-name="P1"><text:span text:style-name="T1">m68kram_l.v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18cm" svg:height="2.032cm" svg:x="2.27cm" svg:y="24.114cm">
          <text:p text:style-name="P1"><text:span text:style-name="T1">Backup RAM - sram.v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1.143cm" svg:x="2.397cm" svg:y="24.749cm">
          <text:p text:style-name="P1"><text:span text:style-name="T1">MSB</text:span></text:p>
          <text:p text:style-name="P1"><text:span text:style-name="T1">sram_u.v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1.143cm" svg:x="4.429cm" svg:y="24.749cm">
          <text:p text:style-name="P1"><text:span text:style-name="T1">LSB</text:span></text:p>
          <text:p text:style-name="P1"><text:span text:style-name="T1">sram_l.v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2.54cm" svg:height="1.143cm" svg:x="9.89cm" svg:y="22.717cm">
          <text:p text:style-name="P1"><text:span text:style-name="T1">Z80 work RAM</text:span></text:p>
          <text:p text:style-name="P1"><text:span text:style-name="T1">z80ram.v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5.588cm" svg:height="4.318cm" svg:x="17.764cm" svg:y="21.828cm">
            <text:p text:style-name="P1"><text:span text:style-name="T1">YM2610 sound chip - ym2610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54cm" svg:height="1.143cm" svg:x="19.288cm" svg:y="22.463cm">
            <text:p text:style-name="P1"><text:span text:style-name="T1">Timer part</text:span></text:p>
            <text:p text:style-name="P1"><text:span text:style-name="T1">ym_timer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54cm" svg:height="1.143cm" svg:x="17.891cm" svg:y="23.733cm">
            <text:p text:style-name="P1"><text:span text:style-name="T1">ADPCM-A</text:span></text:p>
            <text:p text:style-name="P1"><text:span text:style-name="T1">ym_pcma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54cm" svg:height="1.143cm" svg:x="20.685cm" svg:y="23.733cm">
            <text:p text:style-name="P1"><text:span text:style-name="T1">FM channels</text:span></text:p>
            <text:p text:style-name="P1"><text:span text:style-name="T1">ym_fm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54cm" svg:height="1.143cm" svg:x="20.685cm" svg:y="24.876cm">
            <text:p text:style-name="P1"><text:span text:style-name="T1">SSG channels</text:span></text:p>
            <text:p text:style-name="P1"><text:span text:style-name="T1">ym_ssg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54cm" svg:height="1.143cm" svg:x="17.891cm" svg:y="24.876cm">
            <text:p text:style-name="P1"><text:span text:style-name="T1">ADPCM-B</text:span></text:p>
            <text:p text:style-name="P1"><text:span text:style-name="T1">ym_pcmb.v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" draw:layer="layout" draw:type="lines" svg:x1="20.558cm" svg:y1="18.653cm" svg:x2="20.558cm" svg:y2="19.288cm" draw:end-shape="id12" draw:end-glue-point="0" svg:d="m20558 18653v0 134 501">
          <text:p/>
        </draw:connector>
        <draw:connector draw:style-name="gr10" draw:text-style-name="P1" draw:layer="layout" draw:type="lines" svg:x1="12.43cm" svg:y1="25.13cm" svg:x2="13.192cm" svg:y2="25.13cm" svg:d="m12430 25130v0h762v0">
          <text:p/>
        </draw:connector>
        <draw:connector draw:style-name="gr10" draw:text-style-name="P1" draw:layer="layout" draw:type="lines" svg:x1="14.398cm" svg:y1="13.7cm" svg:x2="14.398cm" svg:y2="14.589cm" draw:end-shape="id13" draw:end-glue-point="0" svg:d="m14398 13700v0 387 502">
          <text:p/>
        </draw:connector>
        <draw:connector draw:style-name="gr10" draw:text-style-name="P1" draw:layer="layout" draw:type="lines" svg:x1="16.875cm" svg:y1="12.684cm" svg:x2="20.558cm" svg:y2="14.335cm" svg:d="m16875 12684v0l3683 1651v0">
          <text:p/>
        </draw:connector>
        <draw:custom-shape draw:style-name="gr2" draw:text-style-name="P1" draw:layer="layout" svg:width="3.429cm" svg:height="1.397cm" svg:x="13.192cm" svg:y="22.59cm">
          <text:p text:style-name="P1"><text:span text:style-name="T1">Z80 - cpu_z80.v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75cm" svg:height="0.635cm" svg:x="13.319cm" svg:y="23.225cm">
          <text:p text:style-name="P1"><text:span text:style-name="T1">? cor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12.43cm" svg:y1="23.288cm" svg:x2="13.192cm" svg:y2="23.288cm" draw:start-shape="id14" draw:start-glue-point="1" svg:d="m12430 23288h501 261v0">
          <text:p/>
        </draw:connector>
        <draw:custom-shape draw:style-name="gr5" draw:text-style-name="P1" draw:layer="layout" svg:width="2.54cm" svg:height="1.143cm" svg:x="2.27cm" svg:y="21.066cm">
          <text:p text:style-name="P1"><text:span text:style-name="T1">NEO-F0 chip</text:span></text:p>
          <text:p text:style-name="P1"><text:span text:style-name="T1">neo_f0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4.937cm" svg:y="21.066cm">
          <text:p text:style-name="P1"><text:span text:style-name="T1">NEO-I0 chip</text:span></text:p>
          <text:p text:style-name="P1"><text:span text:style-name="T1">neo_i0.v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15" draw:id="id15" draw:layer="layout" svg:width="2.667cm" svg:height="1.143cm" svg:x="13.065cm" svg:y="21.066cm">
          <text:p text:style-name="P1"><text:span text:style-name="T1">L0 ROM</text:span></text:p>
          <text:p text:style-name="P1"><text:span text:style-name="T1">rom_l0.v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4cm" svg:height="1.143cm" svg:x="7.731cm" svg:y="21.066cm">
          <text:p text:style-name="P1"><text:span text:style-name="T1">System ROM</text:span></text:p>
          <text:p text:style-name="P1"><text:span text:style-name="T1">rom_sp.v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4cm" svg:height="1.143cm" svg:x="10.398cm" svg:y="21.066cm">
          <text:p text:style-name="P1"><text:span text:style-name="T1">SFIX ROM</text:span></text:p>
          <text:p text:style-name="P1"><text:span text:style-name="T1">rom_sfix.v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143cm" svg:x="2.27cm" svg:y="22.717cm">
          <text:p text:style-name="P1"><text:span text:style-name="T1">µPD4990 RTC</text:span></text:p>
          <text:p text:style-name="P1"><text:span text:style-name="T1">upd4990.v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14.398cm" svg:y1="20.304cm" svg:x2="14.398cm" svg:y2="21.066cm" draw:start-shape="id13" draw:start-glue-point="2" draw:end-shape="id15" draw:end-glue-point="0" svg:d="m14398 20304v500-240 502">
          <text:p/>
        </draw:connector>
        <draw:custom-shape draw:style-name="gr5" draw:text-style-name="P1" draw:layer="layout" svg:width="2.54cm" svg:height="1.143cm" svg:x="6.08cm" svg:y="22.717cm">
          <text:p text:style-name="P1"><text:span text:style-name="T1">System latch</text:span></text:p>
          <text:p text:style-name="P1"><text:span text:style-name="T1">syslatch.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04T11:32:59.38</meta:creation-date>
    <dc:date>2016-03-14T21:12:03.96</dc:date>
    <meta:editing-duration>PT1H57M37S</meta:editing-duration>
    <meta:editing-cycles>74</meta:editing-cycles>
    <meta:generator>OpenOffice.org/3.4$Win32 OpenOffice.org_project/340m1$Build-9590</meta:generator>
    <meta:document-statistic meta:object-count="84"/>
  </office:meta>
</office:document-meta>
</file>